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5-29_13-36-44_000.jpg</text:p>
          </table:table-cell>
          <table:table-cell table:style-name="ce1" office:value-type="string">
            <text:p>:m 1*1 RES / free# VX7GLZ 25#5-2 / science research / lisp / 三つ折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5-29_13-00-22_000.jpg</text:p>
          </table:table-cell>
          <table:table-cell table:style-name="ce1" office:value-type="string">
            <text:p>:m 1-2*2 RES / free# VX7GLZ 25#5 / science research / lisp / labels drep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5-29_09-46-13_000.jpg</text:p>
          </table:table-cell>
          <table:table-cell office:value-type="string">
            <text:p>:m music / 楽譜メモ / kb / 20170529 / ms.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5-29_09-46-01_000.jpg</text:p>
          </table:table-cell>
          <table:table-cell office:value-type="string">
            <text:p>:m music / 楽譜メモ / kb / 20170529 / ms.1 crown-prog k=C t=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5-29_09-45-24_000.jpg</text:p>
          </table:table-cell>
          <table:table-cell office:value-type="string">
            <text:p>:m music / log / kb / done / N+ / 20170529 / 合う音 カデンツ　chromatic-progressio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5-28_22-02-00_000.jpg</text:p>
          </table:table-cell>
          <table:table-cell table:style-name="ce1" office:value-type="string">
            <text:p>:m :? 1*1 / math / .i to the ith power / (-1)^(4+3i)(4-3i) plot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5-28_19-54-44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5-28_18-39-03_000.jpg</text:p>
          </table:table-cell>
          <table:table-cell office:value-type="string">
            <text:p>:m 1-4*4 RES / free# VX7GLZ <text:s/>mathematics / nth root of .i / i^i+(-1) <text:s/>(-1)^i 二重複素球体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2017/05/29</text:date>, <text:time>13:54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document-statistic meta:table-count="1" meta:cell-count="27" meta:object-count="0"/>
  </office:meta>
</office:document-meta>
</file>